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18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1cd6bc" officeooo:paragraph-rsid="003f0265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3c5b05" officeooo:paragraph-rsid="003c5b05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3f0265" officeooo:paragraph-rsid="003f0265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42832e" officeooo:paragraph-rsid="0042832e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42a632" officeooo:paragraph-rsid="00442d15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44080b" officeooo:paragraph-rsid="0044080b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488705" officeooo:paragraph-rsid="0049e616" style:font-name-asian="Courier New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4b5cd7" officeooo:paragraph-rsid="004b5cd7" style:font-name-asian="Courier New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4d7b6c" officeooo:paragraph-rsid="004d7b6c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18" style:family="paragraph" style:parent-style-name="Preformatted_20_Text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19" style:family="paragraph" style:parent-style-name="Preformatted_20_Text">
      <style:text-properties style:font-name="Liberation Mono" fo:font-size="10pt" officeooo:rsid="0052aa58" officeooo:paragraph-rsid="0052aa58" style:font-name-asian="Courier New" style:font-size-asian="10pt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21" style:family="paragraph" style:parent-style-name="Preformatted_20_Text">
      <style:text-properties officeooo:rsid="005437d0" officeooo:paragraph-rsid="005437d0"/>
    </style:style>
    <style:style style:name="P22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36849d" officeooo:paragraph-rsid="0036849d" style:font-name-asian="Courier New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386689" officeooo:paragraph-rsid="00386689" style:font-name-asian="Courier New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3ade44" officeooo:paragraph-rsid="003ade44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503633" officeooo:paragraph-rsid="00503633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5111bc" officeooo:paragraph-rsid="005111bc" style:font-name-asian="Courier New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4f76e3" officeooo:paragraph-rsid="004f76e3" fo:background-color="#ffff00" style:font-name-asian="Courier New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1d5697" officeooo:paragraph-rsid="001d5697" fo:background-color="#ffff99" style:font-name-asian="Courier New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244b48" officeooo:paragraph-rsid="00244b48" fo:background-color="#ffff99" style:font-name-asian="Courier New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3f0265" officeooo:paragraph-rsid="003f0265" fo:background-color="#ffff99" style:font-name-asian="Courier New" style:font-size-asian="10pt" style:font-name-complex="Liberation Mono" style:font-size-complex="10pt"/>
    </style:style>
    <style:style style:name="P39" style:family="paragraph" style:parent-style-name="Preformatted_20_Text">
      <style:text-properties style:font-name="Liberation Mono" fo:font-size="10pt" officeooo:rsid="0054a01e" officeooo:paragraph-rsid="0054a01e" style:font-name-asian="Courier New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officeooo:rsid="00547665" officeooo:paragraph-rsid="00547665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  <style:style style:name="T2" style:family="text">
      <style:text-properties officeooo:rsid="00442d15"/>
    </style:style>
    <style:style style:name="T3" style:family="text">
      <style:text-properties officeooo:rsid="0052aa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21">Убрать по-больше стартовых загрузок в тред, чтобы сразу загрузить интерфейс и показывать картинку.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23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36">right-click переключение стиля управления.</text:p>
          </table:table-cell>
          <table:table-cell table:style-name="Table1.B2" office:value-type="string">
            <text:p text:style-name="P37">доработать<text:span text:style-name="T1">: если интерфейс не поймал клик, то смена стиля управления.</text:span></text:p>
            <text:p text:style-name="P38">Only in travel mode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6">Window.AntiAliasing := aa4SamplesNicer;</text:p>
          </table:table-cell>
        </table:table-row>
        <table:table-row>
          <table:table-cell table:style-name="Table1.A2" office:value-type="string">
            <text:p text:style-name="P24">interface.id</text:p>
            <text:p text:style-name="P24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4">TouchOver interface_id</text:p>
            <text:p text:style-name="P24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5"/>
          </table:table-cell>
          <table:table-cell table:style-name="Table1.B2" office:value-type="string">
            <text:p text:style-name="P25">UIFont.Print(10, 10, Yellow, Format('FPS : %f (real : %f). Shapes : %d / %d',</text:p>
            <text:p text:style-name="P25"><text:s text:c="3"/>[Window.Fps.FrameTime,</text:p>
            <text:p text:style-name="P25"><text:s text:c="4"/>Window.Fps.RealTime,</text:p>
            <text:p text:style-name="P25"><text:s text:c="4"/>Window.SceneManager.Statistics.ShapesRendered,</text:p>
            <text:p text:style-name="P25"><text:s text:c="4"/>Window.SceneManager.Statistics.ShapesVisible]));</text:p>
          </table:table-cell>
        </table:table-row>
        <table:table-row>
          <table:table-cell table:style-name="Table1.A2" office:value-type="string">
            <text:p text:style-name="P26">for dynamic skybox</text:p>
          </table:table-cell>
          <table:table-cell table:style-name="Table1.B2" office:value-type="string">
            <text:p text:style-name="P26">function SaveScreen: TRGBImage; overload;</text:p>
            <text:p text:style-name="P27">Container.SaveScreen;</text:p>
          </table:table-cell>
        </table:table-row>
        <table:table-row>
          <table:table-cell table:style-name="Table1.A2" office:value-type="string">
            <text:p text:style-name="P34">handle "image not found" in thread</text:p>
          </table:table-cell>
          <table:table-cell table:style-name="Table1.B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7">Longclick</text:p>
            <text:p text:style-name="Preformatted_20_Text">Doubleclick</text:p>
            <text:p text:style-name="Preformatted_20_Text">xyprocedure for compatibility with rightclick and longclick</text:p>
          </table:table-cell>
          <table:table-cell table:style-name="Table1.B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8">Настройки сохранения jpg?</text:p>
          </table:table-cell>
          <table:table-cell table:style-name="Table1.B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9">Загрузка перевода</text:p>
          </table:table-cell>
          <table:table-cell table:style-name="Table1.B2" office:value-type="string">
            <text:p text:style-name="P4">Загрузка фактов и списка картинок с диска</text:p>
          </table:table-cell>
        </table:table-row>
        <table:table-row>
          <table:table-cell table:style-name="Table1.A2" office:value-type="string">
            <text:p text:style-name="P10">BUG: если кликнуть до загрузки floater image / floaterlabels выдаёт SIGSEGV</text:p>
          </table:table-cell>
          <table:table-cell table:style-name="Table1.B2" office:value-type="string">
            <text:p text:style-name="P28"/>
          </table:table-cell>
        </table:table-row>
        <table:table-row>
          <table:table-cell table:style-name="Table1.A18" office:value-type="string">
            <text:p text:style-name="P11"><text:span text:style-name="T2">[bug] </text:span>FRAMES NOT SCALED CORRECTLY!!!</text:p>
          </table:table-cell>
          <table:table-cell table:style-name="Table1.B18" office:value-type="string">
            <text:p text:style-name="P29">Problem with float &lt;==&gt; fixed px conversions for frames.</text:p>
            <text:p text:style-name="P29"/>
            <text:p text:style-name="P13"><text:soft-page-break/>Set backwards x1x2y1y2</text:p>
            <text:p text:style-name="P13"/>
            <text:p text:style-name="P14">property x1 read f_x1 write setx1</text:p>
          </table:table-cell>
        </table:table-row>
        <table:table-row>
          <table:table-cell table:style-name="Table1.A18" office:value-type="string">
            <text:p text:style-name="P19">scaling: Integer priority / float priority</text:p>
          </table:table-cell>
          <table:table-cell table:style-name="Table1.B18" office:value-type="string">
            <text:p text:style-name="P29"/>
          </table:table-cell>
        </table:table-row>
        <table:table-row>
          <table:table-cell table:style-name="Table1.A2" office:value-type="string">
            <text:p text:style-name="P12">Thread: all <text:span text:style-name="T3">actors'</text:span> actions in a thread. Thread suspend on pause</text:p>
          </table:table-cell>
          <table:table-cell table:style-name="Table1.B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15">SingleInterfaceElement.FrameGap</text:p>
          </table:table-cell>
          <table:table-cell table:style-name="Table1.B2" office:value-type="string">
            <text:p text:style-name="P30">0 - default</text:p>
            <text:p text:style-name="P30">&gt;0 - for text</text:p>
            <text:p text:style-name="P30">&lt;0 for avatars, etc.</text:p>
          </table:table-cell>
        </table:table-row>
        <table:table-row>
          <table:table-cell table:style-name="Table1.A2" office:value-type="string">
            <text:p text:style-name="P16">1px frame for healthbars!</text:p>
          </table:table-cell>
          <table:table-cell table:style-name="Table1.B2" office:value-type="string">
            <text:p text:style-name="P35">Partly done</text:p>
          </table:table-cell>
        </table:table-row>
        <table:table-row>
          <table:table-cell table:style-name="Table1.A2" office:value-type="string">
            <text:p text:style-name="P17">Interface element should rescale its onw content!</text:p>
          </table:table-cell>
          <table:table-cell table:style-name="Table1.B2" office:value-type="string">
            <text:p text:style-name="P31">e.g.</text:p>
            <text:p text:style-name="P31">damageOverlay.Content.base.copyxywh(self.base); damageOverlay.Content.AnimateTo(asFadeIn);</text:p>
            <text:p text:style-name="P31">damageOverlay.rescale; <text:s/></text:p>
          </table:table-cell>
        </table:table-row>
        <table:table-row>
          <table:table-cell table:style-name="Table1.A2" office:value-type="string">
            <text:p text:style-name="P18">MemoryLeaks in freeandnil(rootnode)</text:p>
          </table:table-cell>
          <table:table-cell table:style-name="Table1.B2" office:value-type="string">
            <text:p text:style-name="P32">how to free them completely?</text:p>
          </table:table-cell>
        </table:table-row>
        <table:table-row>
          <table:table-cell table:style-name="Table1.A18" office:value-type="string">
            <text:p text:style-name="P18">health label disappears after hit</text:p>
          </table:table-cell>
          <table:table-cell table:style-name="Table1.B18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18">timeout for slide-out depending on situation</text:p>
          </table:table-cell>
          <table:table-cell table:style-name="Table1.B2" office:value-type="string">
            <text:p text:style-name="P32">select: infinite</text:p>
            <text:p text:style-name="P32">over: 0 sec.</text:p>
            <text:p text:style-name="P32">hit: 1 sec. / fade out hit-overlay</text:p>
          </table:table-cell>
        </table:table-row>
        <table:table-row>
          <table:table-cell table:style-name="Table1.A2" office:value-type="string">
            <text:p text:style-name="P19">select character (click)</text:p>
          </table:table-cell>
          <table:table-cell table:style-name="Table1.B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20">set animation time (not only default)</text:p>
          </table:table-cell>
          <table:table-cell table:style-name="Table1.B2" office:value-type="string">
            <text:p text:style-name="P33">e.g. faster for onHit</text:p>
          </table:table-cell>
        </table:table-row>
        <table:table-row>
          <table:table-cell table:style-name="Table1.A2" office:value-type="string">
            <text:p text:style-name="P39">Animated texture</text:p>
          </table:table-cell>
          <table:table-cell table:style-name="Table1.B2" office:value-type="string">
            <text:p text:style-name="P33"><text:span text:style-name="Source_20_Text">my_animation_@counter(1).png</text:span></text:p>
          </table:table-cell>
        </table:table-row>
        <table:table-row>
          <table:table-cell table:style-name="Table1.A2" office:value-type="string">
            <text:p text:style-name="P39"/>
          </table:table-cell>
          <table:table-cell table:style-name="Table1.B2" office:value-type="string">
            <text:p text:style-name="P33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7T20:23:36.663908220</dc:date>
    <meta:editing-duration>PT13H41M43S</meta:editing-duration>
    <meta:editing-cycles>43</meta:editing-cycles>
    <meta:generator>LibreOffice/4.3.3.2$Linux_X86_64 LibreOffice_project/430m0$Build-2</meta:generator>
    <meta:document-statistic meta:table-count="1" meta:image-count="0" meta:object-count="0" meta:page-count="2" meta:paragraph-count="64" meta:word-count="263" meta:character-count="2251" meta:non-whitespace-character-count="2035"/>
  </office:meta>
</office:document-meta>
</file>